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.98357"/>
          <table:table-cell office:value-type="float" office:value="4.558"/>
          <table:table-cell office:value-type="float" office:value="2.4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501.0"/>
          <table:table-cell office:value-type="float" office:value="820.0"/>
          <table:table-cell office:value-type="float" office:value="236316.0"/>
          <table:table-cell office:value-type="float" office:value="845633.0"/>
          <table:table-cell office:value-type="float" office:value="255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2201"/>
          <table:table-cell office:value-type="float" office:value="4.759"/>
          <table:table-cell office:value-type="float" office:value="2.55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540.0"/>
          <table:table-cell office:value-type="float" office:value="820.0"/>
          <table:table-cell office:value-type="float" office:value="236316.0"/>
          <table:table-cell office:value-type="float" office:value="845633.0"/>
          <table:table-cell office:value-type="float" office:value="255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4568"/>
          <table:table-cell office:value-type="float" office:value="2.141"/>
          <table:table-cell office:value-type="float" office:value="0.5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253.0"/>
          <table:table-cell office:value-type="float" office:value="2860.0"/>
          <table:table-cell office:value-type="float" office:value="175105.0"/>
          <table:table-cell office:value-type="float" office:value="644809.0"/>
          <table:table-cell office:value-type="float" office:value="2024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7.27459"/>
          <table:table-cell office:value-type="float" office:value="6.842"/>
          <table:table-cell office:value-type="float" office:value="4.68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223.0"/>
          <table:table-cell office:value-type="float" office:value="820.0"/>
          <table:table-cell office:value-type="float" office:value="236316.0"/>
          <table:table-cell office:value-type="float" office:value="845634.0"/>
          <table:table-cell office:value-type="float" office:value="254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557"/>
          <table:table-cell office:value-type="float" office:value="13.165"/>
          <table:table-cell office:value-type="float" office:value="10.92"/>
          <table:table-cell office:value-type="float" office:value="1.0"/>
          <table:table-cell office:value-type="float" office:value="0.0"/>
          <table:table-cell office:value-type="float" office:value="84.0"/>
          <table:table-cell office:value-type="float" office:value="23424.0"/>
          <table:table-cell office:value-type="float" office:value="820.0"/>
          <table:table-cell office:value-type="float" office:value="236316.0"/>
          <table:table-cell office:value-type="float" office:value="845634.0"/>
          <table:table-cell office:value-type="float" office:value="257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3192"/>
          <table:table-cell office:value-type="float" office:value="1.966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32.0"/>
          <table:table-cell office:value-type="float" office:value="2860.0"/>
          <table:table-cell office:value-type="float" office:value="175105.0"/>
          <table:table-cell office:value-type="float" office:value="644810.0"/>
          <table:table-cell office:value-type="float" office:value="202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6.94468"/>
          <table:table-cell office:value-type="float" office:value="6.498"/>
          <table:table-cell office:value-type="float" office:value="4.38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0177.0"/>
          <table:table-cell office:value-type="float" office:value="820.0"/>
          <table:table-cell office:value-type="float" office:value="236316.0"/>
          <table:table-cell office:value-type="float" office:value="845633.0"/>
          <table:table-cell office:value-type="float" office:value="255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613"/>
          <table:table-cell office:value-type="float" office:value="6.436"/>
          <table:table-cell office:value-type="float" office:value="4.23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9241.0"/>
          <table:table-cell office:value-type="float" office:value="820.0"/>
          <table:table-cell office:value-type="float" office:value="236316.0"/>
          <table:table-cell office:value-type="float" office:value="845633.0"/>
          <table:table-cell office:value-type="float" office:value="2571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5202"/>
          <table:table-cell office:value-type="float" office:value="2.812"/>
          <table:table-cell office:value-type="float" office:value="1.2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24.0"/>
          <table:table-cell office:value-type="float" office:value="2860.0"/>
          <table:table-cell office:value-type="float" office:value="175105.0"/>
          <table:table-cell office:value-type="float" office:value="644809.0"/>
          <table:table-cell office:value-type="float" office:value="201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.71072"/>
          <table:table-cell office:value-type="float" office:value="5.247"/>
          <table:table-cell office:value-type="float" office:value="3.06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343.0"/>
          <table:table-cell office:value-type="float" office:value="820.0"/>
          <table:table-cell office:value-type="float" office:value="236316.0"/>
          <table:table-cell office:value-type="float" office:value="845633.0"/>
          <table:table-cell office:value-type="float" office:value="255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3397"/>
          <table:table-cell office:value-type="float" office:value="6.28"/>
          <table:table-cell office:value-type="float" office:value="4.03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11554.0"/>
          <table:table-cell office:value-type="float" office:value="820.0"/>
          <table:table-cell office:value-type="float" office:value="236316.0"/>
          <table:table-cell office:value-type="float" office:value="845633.0"/>
          <table:table-cell office:value-type="float" office:value="254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9674"/>
          <table:table-cell office:value-type="float" office:value="3.755"/>
          <table:table-cell office:value-type="float" office:value="2.21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814.0"/>
          <table:table-cell office:value-type="float" office:value="2860.0"/>
          <table:table-cell office:value-type="float" office:value="175105.0"/>
          <table:table-cell office:value-type="float" office:value="644809.0"/>
          <table:table-cell office:value-type="float" office:value="201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.30218"/>
          <table:table-cell office:value-type="float" office:value="7.866"/>
          <table:table-cell office:value-type="float" office:value="5.65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491.0"/>
          <table:table-cell office:value-type="float" office:value="820.0"/>
          <table:table-cell office:value-type="float" office:value="236316.0"/>
          <table:table-cell office:value-type="float" office:value="845634.0"/>
          <table:table-cell office:value-type="float" office:value="255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2834"/>
          <table:table-cell office:value-type="float" office:value="5.832"/>
          <table:table-cell office:value-type="float" office:value="3.62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7379.0"/>
          <table:table-cell office:value-type="float" office:value="820.0"/>
          <table:table-cell office:value-type="float" office:value="236316.0"/>
          <table:table-cell office:value-type="float" office:value="845634.0"/>
          <table:table-cell office:value-type="float" office:value="253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6988"/>
          <table:table-cell office:value-type="float" office:value="3.801"/>
          <table:table-cell office:value-type="float" office:value="2.2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594.0"/>
          <table:table-cell office:value-type="float" office:value="2860.0"/>
          <table:table-cell office:value-type="float" office:value="175105.0"/>
          <table:table-cell office:value-type="float" office:value="644810.0"/>
          <table:table-cell office:value-type="float" office:value="2009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7.84338"/>
          <table:table-cell office:value-type="float" office:value="7.442"/>
          <table:table-cell office:value-type="float" office:value="5.2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4.0"/>
          <table:table-cell office:value-type="float" office:value="820.0"/>
          <table:table-cell office:value-type="float" office:value="253435.0"/>
          <table:table-cell office:value-type="float" office:value="906345.0"/>
          <table:table-cell office:value-type="float" office:value="264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3833"/>
          <table:table-cell office:value-type="float" office:value="2.584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18.0"/>
          <table:table-cell office:value-type="float" office:value="820.0"/>
          <table:table-cell office:value-type="float" office:value="253435.0"/>
          <table:table-cell office:value-type="float" office:value="906345.0"/>
          <table:table-cell office:value-type="float" office:value="264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114"/>
          <table:table-cell office:value-type="float" office:value="1.72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860.0"/>
          <table:table-cell office:value-type="float" office:value="192247.0"/>
          <table:table-cell office:value-type="float" office:value="705591.0"/>
          <table:table-cell office:value-type="float" office:value="2106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.80083"/>
          <table:table-cell office:value-type="float" office:value="4.422"/>
          <table:table-cell office:value-type="float" office:value="2.3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184.0"/>
          <table:table-cell office:value-type="float" office:value="820.0"/>
          <table:table-cell office:value-type="float" office:value="253435.0"/>
          <table:table-cell office:value-type="float" office:value="906345.0"/>
          <table:table-cell office:value-type="float" office:value="264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0634"/>
          <table:table-cell office:value-type="float" office:value="6.071"/>
          <table:table-cell office:value-type="float" office:value="3.9"/>
          <table:table-cell office:value-type="float" office:value="1.0"/>
          <table:table-cell office:value-type="float" office:value="0.0"/>
          <table:table-cell office:value-type="float" office:value="54.0"/>
          <table:table-cell office:value-type="float" office:value="10726.0"/>
          <table:table-cell office:value-type="float" office:value="820.0"/>
          <table:table-cell office:value-type="float" office:value="253435.0"/>
          <table:table-cell office:value-type="float" office:value="906345.0"/>
          <table:table-cell office:value-type="float" office:value="262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5528"/>
          <table:table-cell office:value-type="float" office:value="2.324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961.0"/>
          <table:table-cell office:value-type="float" office:value="2860.0"/>
          <table:table-cell office:value-type="float" office:value="192247.0"/>
          <table:table-cell office:value-type="float" office:value="705591.0"/>
          <table:table-cell office:value-type="float" office:value="2103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1.7991"/>
          <table:table-cell office:value-type="float" office:value="11.384"/>
          <table:table-cell office:value-type="float" office:value="9.04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6416.0"/>
          <table:table-cell office:value-type="float" office:value="820.0"/>
          <table:table-cell office:value-type="float" office:value="253435.0"/>
          <table:table-cell office:value-type="float" office:value="906346.0"/>
          <table:table-cell office:value-type="float" office:value="264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6916"/>
          <table:table-cell office:value-type="float" office:value="5.136"/>
          <table:table-cell office:value-type="float" office:value="2.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649.0"/>
          <table:table-cell office:value-type="float" office:value="820.0"/>
          <table:table-cell office:value-type="float" office:value="253435.0"/>
          <table:table-cell office:value-type="float" office:value="906346.0"/>
          <table:table-cell office:value-type="float" office:value="263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6692"/>
          <table:table-cell office:value-type="float" office:value="2.474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84.0"/>
          <table:table-cell office:value-type="float" office:value="2860.0"/>
          <table:table-cell office:value-type="float" office:value="192247.0"/>
          <table:table-cell office:value-type="float" office:value="705592.0"/>
          <table:table-cell office:value-type="float" office:value="210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7.85244"/>
          <table:table-cell office:value-type="float" office:value="7.553"/>
          <table:table-cell office:value-type="float" office:value="5.49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288.0"/>
          <table:table-cell office:value-type="float" office:value="820.0"/>
          <table:table-cell office:value-type="float" office:value="253435.0"/>
          <table:table-cell office:value-type="float" office:value="906347.0"/>
          <table:table-cell office:value-type="float" office:value="2656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1723"/>
          <table:table-cell office:value-type="float" office:value="3.474"/>
          <table:table-cell office:value-type="float" office:value="1.27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94.0"/>
          <table:table-cell office:value-type="float" office:value="820.0"/>
          <table:table-cell office:value-type="float" office:value="253435.0"/>
          <table:table-cell office:value-type="float" office:value="906347.0"/>
          <table:table-cell office:value-type="float" office:value="265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014"/>
          <table:table-cell office:value-type="float" office:value="1.854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20.0"/>
          <table:table-cell office:value-type="float" office:value="2860.0"/>
          <table:table-cell office:value-type="float" office:value="192247.0"/>
          <table:table-cell office:value-type="float" office:value="705593.0"/>
          <table:table-cell office:value-type="float" office:value="2085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.52816"/>
          <table:table-cell office:value-type="float" office:value="5.187"/>
          <table:table-cell office:value-type="float" office:value="3.13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8887.0"/>
          <table:table-cell office:value-type="float" office:value="820.0"/>
          <table:table-cell office:value-type="float" office:value="253435.0"/>
          <table:table-cell office:value-type="float" office:value="906347.0"/>
          <table:table-cell office:value-type="float" office:value="263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9847"/>
          <table:table-cell office:value-type="float" office:value="4.043"/>
          <table:table-cell office:value-type="float" office:value="1.85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113.0"/>
          <table:table-cell office:value-type="float" office:value="820.0"/>
          <table:table-cell office:value-type="float" office:value="253435.0"/>
          <table:table-cell office:value-type="float" office:value="906347.0"/>
          <table:table-cell office:value-type="float" office:value="264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4274"/>
          <table:table-cell office:value-type="float" office:value="2.0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154.0"/>
          <table:table-cell office:value-type="float" office:value="2860.0"/>
          <table:table-cell office:value-type="float" office:value="192247.0"/>
          <table:table-cell office:value-type="float" office:value="705593.0"/>
          <table:table-cell office:value-type="float" office:value="2109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.45763"/>
          <table:table-cell office:value-type="float" office:value="5.052"/>
          <table:table-cell office:value-type="float" office:value="4.12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3382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67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36"/>
          <table:table-cell office:value-type="float" office:value="5.082"/>
          <table:table-cell office:value-type="float" office:value="4.1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7205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68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9902"/>
          <table:table-cell office:value-type="float" office:value="0.869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06.0"/>
          <table:table-cell office:value-type="float" office:value="1430.0"/>
          <table:table-cell office:value-type="float" office:value="63689.0"/>
          <table:table-cell office:value-type="float" office:value="231162.0"/>
          <table:table-cell office:value-type="float" office:value="1392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.27212"/>
          <table:table-cell office:value-type="float" office:value="3.866"/>
          <table:table-cell office:value-type="float" office:value="2.91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720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68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0371"/>
          <table:table-cell office:value-type="float" office:value="2.529"/>
          <table:table-cell office:value-type="float" office:value="1.5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193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66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187"/>
          <table:table-cell office:value-type="float" office:value="0.69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430.0"/>
          <table:table-cell office:value-type="float" office:value="63689.0"/>
          <table:table-cell office:value-type="float" office:value="231162.0"/>
          <table:table-cell office:value-type="float" office:value="1401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66222"/>
          <table:table-cell office:value-type="float" office:value="2.26"/>
          <table:table-cell office:value-type="float" office:value="1.41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620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701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4834"/>
          <table:table-cell office:value-type="float" office:value="4.191"/>
          <table:table-cell office:value-type="float" office:value="3.24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010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70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6163"/>
          <table:table-cell office:value-type="float" office:value="0.70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430.0"/>
          <table:table-cell office:value-type="float" office:value="63689.0"/>
          <table:table-cell office:value-type="float" office:value="231162.0"/>
          <table:table-cell office:value-type="float" office:value="1358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7.20294"/>
          <table:table-cell office:value-type="float" office:value="6.831"/>
          <table:table-cell office:value-type="float" office:value="5.89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0448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69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0864"/>
          <table:table-cell office:value-type="float" office:value="2.716"/>
          <table:table-cell office:value-type="float" office:value="1.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018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67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9824"/>
          <table:table-cell office:value-type="float" office:value="0.809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77.0"/>
          <table:table-cell office:value-type="float" office:value="1430.0"/>
          <table:table-cell office:value-type="float" office:value="63689.0"/>
          <table:table-cell office:value-type="float" office:value="231162.0"/>
          <table:table-cell office:value-type="float" office:value="1394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73954"/>
          <table:table-cell office:value-type="float" office:value="4.366"/>
          <table:table-cell office:value-type="float" office:value="3.5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039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67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0896"/>
          <table:table-cell office:value-type="float" office:value="5.765"/>
          <table:table-cell office:value-type="float" office:value="4.87"/>
          <table:table-cell office:value-type="float" office:value="0.0"/>
          <table:table-cell office:value-type="float" office:value="0.0"/>
          <table:table-cell office:value-type="float" office:value="87.0"/>
          <table:table-cell office:value-type="float" office:value="20819.0"/>
          <table:table-cell office:value-type="float" office:value="410.0"/>
          <table:table-cell office:value-type="float" office:value="101716.0"/>
          <table:table-cell office:value-type="float" office:value="351144.0"/>
          <table:table-cell office:value-type="float" office:value="166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597"/>
          <table:table-cell office:value-type="float" office:value="1.402"/>
          <table:table-cell office:value-type="float" office:value="0.71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4909.0"/>
          <table:table-cell office:value-type="float" office:value="1430.0"/>
          <table:table-cell office:value-type="float" office:value="63689.0"/>
          <table:table-cell office:value-type="float" office:value="231162.0"/>
          <table:table-cell office:value-type="float" office:value="1394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56938"/>
          <table:table-cell office:value-type="float" office:value="3.841"/>
          <table:table-cell office:value-type="float" office:value="1.76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788.0"/>
          <table:table-cell office:value-type="float" office:value="820.0"/>
          <table:table-cell office:value-type="float" office:value="225992.0"/>
          <table:table-cell office:value-type="float" office:value="808025.0"/>
          <table:table-cell office:value-type="float" office:value="251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1583"/>
          <table:table-cell office:value-type="float" office:value="3.991"/>
          <table:table-cell office:value-type="float" office:value="2.05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684.0"/>
          <table:table-cell office:value-type="float" office:value="820.0"/>
          <table:table-cell office:value-type="float" office:value="225992.0"/>
          <table:table-cell office:value-type="float" office:value="808025.0"/>
          <table:table-cell office:value-type="float" office:value="24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7166"/>
          <table:table-cell office:value-type="float" office:value="4.334"/>
          <table:table-cell office:value-type="float" office:value="2.98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1582.0"/>
          <table:table-cell office:value-type="float" office:value="2860.0"/>
          <table:table-cell office:value-type="float" office:value="164737.0"/>
          <table:table-cell office:value-type="float" office:value="607067.0"/>
          <table:table-cell office:value-type="float" office:value="1953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0.8948"/>
          <table:table-cell office:value-type="float" office:value="10.057"/>
          <table:table-cell office:value-type="float" office:value="6.26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0380.0"/>
          <table:table-cell office:value-type="float" office:value="820.0"/>
          <table:table-cell office:value-type="float" office:value="225992.0"/>
          <table:table-cell office:value-type="float" office:value="808024.0"/>
          <table:table-cell office:value-type="float" office:value="249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9382"/>
          <table:table-cell office:value-type="float" office:value="2.865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200.0"/>
          <table:table-cell office:value-type="float" office:value="820.0"/>
          <table:table-cell office:value-type="float" office:value="225992.0"/>
          <table:table-cell office:value-type="float" office:value="808024.0"/>
          <table:table-cell office:value-type="float" office:value="24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6"/>
          <table:table-cell office:value-type="float" office:value="2.004"/>
          <table:table-cell office:value-type="float" office:value="0.7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663.0"/>
          <table:table-cell office:value-type="float" office:value="2860.0"/>
          <table:table-cell office:value-type="float" office:value="164737.0"/>
          <table:table-cell office:value-type="float" office:value="607066.0"/>
          <table:table-cell office:value-type="float" office:value="1963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28606"/>
          <table:table-cell office:value-type="float" office:value="5.566"/>
          <table:table-cell office:value-type="float" office:value="3.54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1162.0"/>
          <table:table-cell office:value-type="float" office:value="820.0"/>
          <table:table-cell office:value-type="float" office:value="225992.0"/>
          <table:table-cell office:value-type="float" office:value="808024.0"/>
          <table:table-cell office:value-type="float" office:value="249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2875"/>
          <table:table-cell office:value-type="float" office:value="8.121"/>
          <table:table-cell office:value-type="float" office:value="5.94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7398.0"/>
          <table:table-cell office:value-type="float" office:value="820.0"/>
          <table:table-cell office:value-type="float" office:value="225992.0"/>
          <table:table-cell office:value-type="float" office:value="808024.0"/>
          <table:table-cell office:value-type="float" office:value="248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49934"/>
          <table:table-cell office:value-type="float" office:value="5.143"/>
          <table:table-cell office:value-type="float" office:value="3.9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969.0"/>
          <table:table-cell office:value-type="float" office:value="2860.0"/>
          <table:table-cell office:value-type="float" office:value="164737.0"/>
          <table:table-cell office:value-type="float" office:value="607066.0"/>
          <table:table-cell office:value-type="float" office:value="1953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1.1701"/>
          <table:table-cell office:value-type="float" office:value="50.416"/>
          <table:table-cell office:value-type="float" office:value="48.43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7207.0"/>
          <table:table-cell office:value-type="float" office:value="820.0"/>
          <table:table-cell office:value-type="float" office:value="225992.0"/>
          <table:table-cell office:value-type="float" office:value="808024.0"/>
          <table:table-cell office:value-type="float" office:value="2492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9408"/>
          <table:table-cell office:value-type="float" office:value="7.164"/>
          <table:table-cell office:value-type="float" office:value="5.19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331.0"/>
          <table:table-cell office:value-type="float" office:value="820.0"/>
          <table:table-cell office:value-type="float" office:value="225992.0"/>
          <table:table-cell office:value-type="float" office:value="808024.0"/>
          <table:table-cell office:value-type="float" office:value="251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5982"/>
          <table:table-cell office:value-type="float" office:value="4.056"/>
          <table:table-cell office:value-type="float" office:value="2.69"/>
          <table:table-cell office:value-type="float" office:value="1.0"/>
          <table:table-cell office:value-type="float" office:value="0.0"/>
          <table:table-cell office:value-type="float" office:value="44.0"/>
          <table:table-cell office:value-type="float" office:value="9844.0"/>
          <table:table-cell office:value-type="float" office:value="2860.0"/>
          <table:table-cell office:value-type="float" office:value="164737.0"/>
          <table:table-cell office:value-type="float" office:value="607066.0"/>
          <table:table-cell office:value-type="float" office:value="1963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0.3617"/>
          <table:table-cell office:value-type="float" office:value="9.932"/>
          <table:table-cell office:value-type="float" office:value="7.96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25463.0"/>
          <table:table-cell office:value-type="float" office:value="820.0"/>
          <table:table-cell office:value-type="float" office:value="225992.0"/>
          <table:table-cell office:value-type="float" office:value="808026.0"/>
          <table:table-cell office:value-type="float" office:value="251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2597"/>
          <table:table-cell office:value-type="float" office:value="6.356"/>
          <table:table-cell office:value-type="float" office:value="4.4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25.0"/>
          <table:table-cell office:value-type="float" office:value="820.0"/>
          <table:table-cell office:value-type="float" office:value="225992.0"/>
          <table:table-cell office:value-type="float" office:value="808026.0"/>
          <table:table-cell office:value-type="float" office:value="249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42635"/>
          <table:table-cell office:value-type="float" office:value="7.003"/>
          <table:table-cell office:value-type="float" office:value="5.54"/>
          <table:table-cell office:value-type="float" office:value="1.0"/>
          <table:table-cell office:value-type="float" office:value="0.0"/>
          <table:table-cell office:value-type="float" office:value="69.0"/>
          <table:table-cell office:value-type="float" office:value="15972.0"/>
          <table:table-cell office:value-type="float" office:value="2860.0"/>
          <table:table-cell office:value-type="float" office:value="164737.0"/>
          <table:table-cell office:value-type="float" office:value="607068.0"/>
          <table:table-cell office:value-type="float" office:value="1953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17549"/>
          <table:table-cell office:value-type="float" office:value="0.49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22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24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2426"/>
          <table:table-cell office:value-type="float" office:value="0.4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16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6377"/>
          <table:table-cell office:value-type="float" office:value="0.2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6487.0"/>
          <table:table-cell office:value-type="float" office:value="91742.0"/>
          <table:table-cell office:value-type="float" office:value="1055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4497"/>
          <table:table-cell office:value-type="float" office:value="0.776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640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25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4257"/>
          <table:table-cell office:value-type="float" office:value="0.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24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5487"/>
          <table:table-cell office:value-type="float" office:value="0.29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6487.0"/>
          <table:table-cell office:value-type="float" office:value="91742.0"/>
          <table:table-cell office:value-type="float" office:value="109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85501"/>
          <table:table-cell office:value-type="float" office:value="0.3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24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7061"/>
          <table:table-cell office:value-type="float" office:value="0.3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25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23513"/>
          <table:table-cell office:value-type="float" office:value="0.3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6487.0"/>
          <table:table-cell office:value-type="float" office:value="91742.0"/>
          <table:table-cell office:value-type="float" office:value="1128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0483"/>
          <table:table-cell office:value-type="float" office:value="0.37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0878"/>
          <table:table-cell office:value-type="float" office:value="0.3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24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7501"/>
          <table:table-cell office:value-type="float" office:value="0.2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6487.0"/>
          <table:table-cell office:value-type="float" office:value="91742.0"/>
          <table:table-cell office:value-type="float" office:value="1066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8544"/>
          <table:table-cell office:value-type="float" office:value="0.41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24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0408"/>
          <table:table-cell office:value-type="float" office:value="0.39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64.0"/>
          <table:table-cell office:value-type="float" office:value="35776.0"/>
          <table:table-cell office:value-type="float" office:value="123013.0"/>
          <table:table-cell office:value-type="float" office:value="121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23982"/>
          <table:table-cell office:value-type="float" office:value="0.2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6487.0"/>
          <table:table-cell office:value-type="float" office:value="91742.0"/>
          <table:table-cell office:value-type="float" office:value="1088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